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16" style:family="table-column">
      <style:table-column-properties fo:break-before="auto" style:column-width="146.64pt"/>
    </style:style>
    <style:style style:name="co17" style:family="table-column">
      <style:table-column-properties fo:break-before="auto" style:column-width="75.74pt"/>
    </style:style>
    <style:style style:name="co18" style:family="table-column">
      <style:table-column-properties fo:break-before="auto" style:column-width="334.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co14" style:family="table-column">
      <style:table-column-properties fo:break-before="auto" style:column-width="154.09pt"/>
    </style:style>
    <style:style style:name="co19" style:family="table-column">
      <style:table-column-properties fo:break-before="auto" style:column-width="972.2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1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5" table:default-cell-style-name="ce17"/>
        <table:table-column table:style-name="co2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5" table:number-columns-repeated="1019" table:default-cell-style-name="ce19"/>
        <table:table-row table:style-name="ro1">
          <table:table-cell table:style-name="ce15" office:value-type="string" calcext:value-type="string">
            <text:p>Piece</text:p>
          </table:table-cell>
          <table:table-cell table:style-name="ce18" office:value-type="string" calcext:value-type="string">
            <text:p>Species</text:p>
          </table:table-cell>
          <table:table-cell table:style-name="ce18" office:value-type="string" calcext:value-type="string">
            <text:p>Class</text:p>
          </table:table-cell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baddon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lchemist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area, physical / debuff, area, armor reducti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nti-Mage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emon Hun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xe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at Rider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east Master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ounty Hunter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haos Knight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lockwerk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rystal Maiden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isruptor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Shama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oom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ragon Knight</text:p>
          </table:table-cell>
          <table:table-cell table:style-name="ce16" office:value-type="string" calcext:value-type="string">
            <text:p>Human/Drago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row Ranger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nchantress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nigma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atures Prophet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Gyrocopter</text:p>
          </table:table-cell>
          <table:table-cell table:style-name="ce16" office:value-type="string" calcext:value-type="string">
            <text:p>Dwarf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uggernaut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Kunkka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ch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ght Keeper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na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one Druid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una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ycan</text:p>
          </table:table-cell>
          <table:table-cell table:style-name="ce16" office:value-type="string" calcext:value-type="string">
            <text:p>Human/Beas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edusa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orphling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ecrophos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Ogre Magi</text:p>
          </table:table-cell>
          <table:table-cell table:style-name="ce16" office:value-type="string" calcext:value-type="string">
            <text:p>Ogre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Omni Knight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ain Queen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hantom Assassin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uck</text:p>
          </table:table-cell>
          <table:table-cell table:style-name="ce16" office:value-type="string" calcext:value-type="string">
            <text:p>Elf/Drago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Razor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and King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hadow Fiend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hadow Shaman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Shama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lardar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ebuff, unit, armor reducti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lark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invulnerability / heal, self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niper</text:p>
          </table:table-cell>
          <table:table-cell table:style-name="ce16" office:value-type="string" calcext:value-type="string">
            <text:p>Dwarf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chies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mplar Assassin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shiel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rrorblade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Demon 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de Hunter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mbersaw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nker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ny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reant Protector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roll Warlord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usk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enomancer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iper</text:p>
          </table:table-cell>
          <table:table-cell table:style-name="ce16" office:value-type="string" calcext:value-type="string">
            <text:p>Drago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dot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nd Ranger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tch Doctor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Bonus</text:p>
          </table:table-cell>
          <table:table-cell table:style-name="ce4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Blade</text:p>
          </table:table-cell>
          <table:table-cell table:style-name="ce2" office:value-type="string" calcext:value-type="string">
            <text:p>+10 Attack Damage</text:p>
          </table:table-cell>
          <table:table-cell table:style-name="ce2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ight Stone</text:p>
          </table:table-cell>
          <table:table-cell table:style-name="ce2" office:value-type="string" calcext:value-type="string">
            <text:p>-3 Armor for target</text:p>
          </table:table-cell>
          <table:table-cell table:style-name="ce2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in Mail</text:p>
          </table:table-cell>
          <table:table-cell table:style-name="ce2" office:value-type="string" calcext:value-type="string">
            <text:p>+5 Armor</text:p>
          </table:table-cell>
          <table:table-cell table:style-name="ce2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oak</text:p>
          </table:table-cell>
          <table:table-cell table:style-name="ce2" office:value-type="string" calcext:value-type="string">
            <text:p>+15 Magic Resistance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own</text:p>
          </table:table-cell>
          <table:table-cell table:style-name="ce2" office:value-type="string" calcext:value-type="string">
            <text:p>+25% Mana Regeneration on damage taken</text:p>
          </table:table-cell>
          <table:table-cell table:style-name="ce2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th Ring</text:p>
          </table:table-cell>
          <table:table-cell table:style-name="ce2" office:value-type="string" calcext:value-type="string">
            <text:p>+10 HP Regeneration</text:p>
          </table:table-cell>
          <table:table-cell table:style-name="ce6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gi Robe</text:p>
          </table:table-cell>
          <table:table-cell table:style-name="ce2" office:value-type="string" calcext:value-type="string">
            <text:p>-10 Magic Resistance for taret</text:p>
          </table:table-cell>
          <table:table-cell table:style-name="ce2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rbid Mask</text:p>
          </table:table-cell>
          <table:table-cell table:style-name="ce2" office:value-type="string" calcext:value-type="string">
            <text:p>+5% Lifesteal</text:p>
          </table:table-cell>
          <table:table-cell table:style-name="ce2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arter Staff</text:p>
          </table:table-cell>
          <table:table-cell table:style-name="ce2" office:value-type="string" calcext:value-type="string">
            <text:p>+5 Attack Damage</text:p>
            <text:p>+10 Attack Speed</text:p>
          </table:table-cell>
          <table:table-cell table:style-name="ce2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gen Ring</text:p>
          </table:table-cell>
          <table:table-cell table:style-name="ce2" office:value-type="string" calcext:value-type="string">
            <text:p>+5 HP Regeneration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out Shield</text:p>
          </table:table-cell>
          <table:table-cell table:style-name="ce2" office:value-type="string" calcext:value-type="string">
            <text:p>Block 10 damage</text:p>
          </table:table-cell>
          <table:table-cell table:style-name="ce2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 Stone</text:p>
          </table:table-cell>
          <table:table-cell table:style-name="ce2" office:value-type="string" calcext:value-type="string">
            <text:p>+50% Mana Regeneration on attacks</text:p>
          </table:table-cell>
          <table:table-cell table:style-name="ce6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ad Sword</text:p>
          </table:table-cell>
          <table:table-cell table:style-name="ce2" office:value-type="string" calcext:value-type="string">
            <text:p>+20 Attack Damage</text:p>
          </table:table-cell>
          <table:table-cell table:style-name="ce6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velin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thril Hammer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e Mail</text:p>
          </table:table-cell>
          <table:table-cell table:style-name="ce2" office:value-type="string" calcext:value-type="string">
            <text:p>+10 Armor</text:p>
          </table:table-cell>
          <table:table-cell table:style-name="ce6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tality Booster</text:p>
          </table:table-cell>
          <table:table-cell table:style-name="ce2" office:value-type="string" calcext:value-type="string">
            <text:p>+250 Max HP</text:p>
          </table:table-cell>
          <table:table-cell table:style-name="ce2" office:value-type="string" calcext:value-type="string">
            <text:p>Tarrasque Heart / 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izardry Staff</text:p>
          </table:table-cell>
          <table:table-cell table:style-name="ce2" office:value-type="string" calcext:value-type="string">
            <text:p>-20 Magic Resistance for target</text:p>
          </table:table-cell>
          <table:table-cell table:style-name="ce6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mon Edge</text:p>
          </table:table-cell>
          <table:table-cell table:style-name="ce2" office:value-type="string" calcext:value-type="string">
            <text:p>+30 Attack Damage</text:p>
          </table:table-cell>
          <table:table-cell table:style-name="ce6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yperstone</text:p>
          </table:table-cell>
          <table:table-cell table:style-name="ce2" office:value-type="string" calcext:value-type="string">
            <text:p>+30 Attack Speed</text:p>
          </table:table-cell>
          <table:table-cell table:style-name="ce6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ltimate Orb</text:p>
          </table:table-cell>
          <table:table-cell table:style-name="ce2" office:value-type="string" calcext:value-type="string">
            <text:p>+250 Max HP</text:p>
            <text:p>+25% Mana Regeneration on damage taken</text:p>
          </table:table-cell>
          <table:table-cell table:style-name="ce6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ystic Staff</text:p>
          </table:table-cell>
          <table:table-cell table:style-name="ce2" office:value-type="string" calcext:value-type="string">
            <text:p>-20 Magic Resistance on target</text:p>
            <text:p>+25% Mana Regeneration on damage taken</text:p>
          </table:table-cell>
          <table:table-cell table:style-name="ce6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ver</text:p>
          </table:table-cell>
          <table:table-cell table:style-name="ce2" office:value-type="string" calcext:value-type="string">
            <text:p>+500 Max HP</text:p>
            <text:p>+10 HP Regeneration</text:p>
          </table:table-cell>
          <table:table-cell table:style-name="ce2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cred Relic</text:p>
          </table:table-cell>
          <table:table-cell table:style-name="ce2" office:value-type="string" calcext:value-type="string">
            <text:p>+50 Attack Damage</text:p>
          </table:table-cell>
          <table:table-cell table:style-name="ce2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Assault Cuirass</text:p>
          </table:table-cell>
          <table:table-cell table:style-name="ce2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Blade Mail</text:p>
          </table:table-cell>
          <table:table-cell table:style-name="ce2" office:value-type="string" calcext:value-type="string">
            <text:p>+5 Armor, +10 Attack Damage</text:p>
            <text:p>Deals 10% damage taken to attacke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Crystalys</text:p>
          </table:table-cell>
          <table:table-cell table:style-name="ce2" office:value-type="string" calcext:value-type="string">
            <text:p>+15 Attack Damage</text:p>
            <text:p>15% chance to deal 1.5x damage</text:p>
          </table:table-cell>
          <table:table-cell table:style-name="ce2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Daedalus</text:p>
          </table:table-cell>
          <table:table-cell table:style-name="ce2" office:value-type="string" calcext:value-type="string">
            <text:p>+40 Attack Damage</text:p>
            <text:p>10% chance to deal 4x damage </text:p>
          </table:table-cell>
          <table:table-cell table:style-name="ce2"/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1</text:p>
          </table:table-cell>
          <table:table-cell table:style-name="ce2" office:value-type="string" calcext:value-type="string">
            <text:p>Dagon 2 -20 Magic Resistance for target</text:p>
            <text:p>Auto cast: Deals 400 damage to random enemy</text:p>
          </table:table-cell>
          <table:table-cell table:style-name="ce2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2</text:p>
          </table:table-cell>
          <table:table-cell table:style-name="ce2" office:value-type="string" calcext:value-type="string">
            <text:p>-40 Magic Resistance for target</text:p>
            <text:p>Auto cast: Deals 500 damage to random enemy </text:p>
          </table:table-cell>
          <table:table-cell table:style-name="ce2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3</text:p>
          </table:table-cell>
          <table:table-cell table:style-name="ce2" office:value-type="string" calcext:value-type="string">
            <text:p>-60 Magic Resistance for target</text:p>
            <text:p>Auto cast: Deals 600 damage to random enemy </text:p>
          </table:table-cell>
          <table:table-cell table:style-name="ce2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4</text:p>
          </table:table-cell>
          <table:table-cell table:style-name="ce2" office:value-type="string" calcext:value-type="string">
            <text:p>-80 Magic Resistance for target</text:p>
            <text:p>Auto cast: Deals 700 damage to random enemy </text:p>
          </table:table-cell>
          <table:table-cell table:style-name="ce2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5</text:p>
          </table:table-cell>
          <table:table-cell table:style-name="ce2" office:value-type="string" calcext:value-type="string">
            <text:p>-100 Magic Resistance for target</text:p>
            <text:p>Auto cast: Deals 800 damage to random enemy 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esolator</text:p>
          </table:table-cell>
          <table:table-cell table:style-name="ce2" office:value-type="string" calcext:value-type="string">
            <text:p>+30 Attack damage</text:p>
            <text:p>-15 armor for target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ivine Rapier</text:p>
          </table:table-cell>
          <table:table-cell table:style-name="ce2" office:value-type="string" calcext:value-type="string">
            <text:p>+150 Attack Damage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Hood of Defiance</text:p>
          </table:table-cell>
          <table:table-cell table:style-name="ce2" office:value-type="string" calcext:value-type="string">
            <text:p>+10 HP Regeneration</text:p>
            <text:p>+30 Magic Resistanc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Kaya</text:p>
          </table:table-cell>
          <table:table-cell table:style-name="ce2" office:value-type="string" calcext:value-type="string">
            <text:p>-60 Magic Resistance for target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dness Mask</text:p>
          </table:table-cell>
          <table:table-cell table:style-name="ce2" office:value-type="string" calcext:value-type="string">
            <text:p>+10% Lifesteal</text:p>
            <text:p>+30 Attack Speed</text:p>
            <text:p>-10 Armor 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elstrom</text:p>
          </table:table-cell>
          <table:table-cell table:style-name="ce2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2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jollnir</text:p>
          </table:table-cell>
          <table:table-cell table:style-name="ce2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nkey King Bar</text:p>
          </table:table-cell>
          <table:table-cell table:style-name="ce2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on Shard</text:p>
          </table:table-cell>
          <table:table-cell table:style-name="ce2" office:value-type="string" calcext:value-type="string">
            <text:p>+70 Attack Speed 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Perseverance</text:p>
          </table:table-cell>
          <table:table-cell table:style-name="ce2" office:value-type="string" calcext:value-type="string">
            <text:p>+10 HP Regeneration</text:p>
            <text:p>+100% Mana Regeneration on attacks </text:p>
          </table:table-cell>
          <table:table-cell table:style-name="ce2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efresher Orb</text:p>
          </table:table-cell>
          <table:table-cell table:style-name="ce2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2"/>
          <table:table-cell table:number-columns-repeated="1020"/>
        </table:table-row>
        <table:table-row table:style-name="ro1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cythe Of Vyse</text:p>
          </table:table-cell>
          <table:table-cell table:style-name="ce2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hiva's Guard</text:p>
          </table:table-cell>
          <table:table-cell table:style-name="ce2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Tarrasque Heart</text:p>
          </table:table-cell>
          <table:table-cell table:style-name="ce2" office:value-type="string" calcext:value-type="string">
            <text:p>+1000 Max HP</text:p>
            <text:p>+1% HP Regeneration every 2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2"/>
          <table:table-cell table:number-columns-repeated="1020"/>
        </table:table-row>
        <table:table-row table:style-name="ro1" table:number-rows-repeated="12">
          <table:table-cell table:style-name="ce2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OS" table:style-name="ta1">
        <table:table-column table:style-name="co14" table:default-cell-style-name="ce13"/>
        <table:table-column table:style-name="co19" table:default-cell-style-name="ce13"/>
        <table:table-column table:style-name="co5" table:number-columns-repeated="1020" table:default-cell-style-name="ce20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Pieces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Elf + Druid + Dragon</text:p>
          </table:table-cell>
          <table:table-cell table:style-name="ce21" office:value-type="string" calcext:value-type="string">
            <text:p>Enchantress, Viper, Puck, Phantom Assassin, Natures Prophet, Lone Druid, Templar Assassin, Anti-Mage, Dragon Knight, Treant Protector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Warrior + Troll</text:p>
          </table:table-cell>
          <table:table-cell table:style-name="ce21" office:value-type="string" calcext:value-type="string">
            <text:p>Disruptor, Shadow Shaman, Bat Rider, Witch Doctor, Axe, Juggernaut, Tusk, Lycan, Doom, Troll Warlord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Knight + Troll</text:p>
          </table:table-cell>
          <table:table-cell table:style-name="ce21" office:value-type="string" calcext:value-type="string">
            <text:p>Luna, Witch Doctor, Shadow Shaman, Troll Warlord, Bat Rider, Chaos Knight, Omni Knight, Abaddon, Dragon Knigh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Goblin + Mech</text:p>
          </table:table-cell>
          <table:table-cell table:style-name="ce21" office:value-type="string" calcext:value-type="string">
            <text:p>Tinker, Techies, Gyrocopter, Bounty Hunter, Clockwerk, Timbersaw, Alchemis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Hunter + Undead</text:p>
          </table:table-cell>
          <table:table-cell table:style-name="ce21" office:value-type="string" calcext:value-type="string">
            <text:p>Sniper, Wind Ranger, Drow Ranger, Medusa, Lich, Beast Master, Abaddon, Necrophos, Tide Hunter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Assassin + Undead</text:p>
          </table:table-cell>
          <table:table-cell table:style-name="ce12" office:value-type="string" calcext:value-type="string">
            <text:p>Pain Queen, Phantom Assassin, Slark, Drow Ranger, Lich, Bounty Hunter, Sand King, Templar Assassin, Necrophos, Abaddon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ge + Dragon</text:p>
          </table:table-cell>
          <table:table-cell table:style-name="ce12" office:value-type="string" calcext:value-type="string">
            <text:p>Razor, Light Keeper, Lina, Ogre Magi, Lich, Puck, Dragon Knight, Viper, Enigma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Warrior</text:p>
          </table:table-cell>
          <table:table-cell table:style-name="ce21" office:value-type="string" calcext:value-type="string">
            <text:p>Axe, Tiny, Kunkka, Slardar, Lycan, Doom, Troll Warlord, Tusk, Juggernau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Demon + Knight</text:p>
          </table:table-cell>
          <table:table-cell table:style-name="ce21" office:value-type="string" calcext:value-type="string">
            <text:p>Pain Queen, Terrorblade, Doom, Dragon Knight, Shadow Fiend, Chaos Knight, Anti-Mage, Abaddon, Omni Knight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Druid + Beast</text:p>
          </table:table-cell>
          <table:table-cell table:style-name="ce21" office:value-type="string" calcext:value-type="string">
            <text:p>Enchantress, Lone Druid, Venomancer, Sand King, Enigma, Tusk, Lycan, Natures Prophet, Treant Protector, Necrophos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roll + Orc</text:p>
          </table:table-cell>
          <table:table-cell table:style-name="ce21" office:value-type="string" calcext:value-type="string">
            <text:p>Shadow Shaman, Disruptor, Witch Doctor, Bat Rider, Beast Master, Axe, Juggernaut, Troll Warlord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1"/>
          <table:table-cell table:number-columns-repeated="1020"/>
        </table:table-row>
        <table:table-row table:style-name="ro1" table:number-rows-repeated="43">
          <table:table-cell table:style-name="ce12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 style:data-style-name="N2" text:time-value="19:06:29.632090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3T19:06:35.223137701</dc:date>
    <dc:creator>Ilya Shpigor</dc:creator>
    <meta:editing-duration>PT3H42M39S</meta:editing-duration>
    <meta:editing-cycles>409</meta:editing-cycles>
    <meta:document-statistic meta:table-count="5" meta:cell-count="558" meta:object-count="0"/>
  </office:meta>
</office:document-meta>
</file>